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1-20_07-39-1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20_01-39-46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20_17-44-12_000.jpg</text:p>
          </table:table-cell>
          <table:table-cell table:style-name="ce27" office:value-type="string">
            <text:p>:m #*# / memo:other(m:other) / topic=習字, about=~,other=~,id=~,content=酸;性;質;樹;木;皮;背;景;酸;勝r;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#*# / memo:other(m:other) / topic=習字, about=~,other=~,id=~,content=酸;性;質;樹;木;皮;背;景;酸;勝r;">
            <text:p>:m #*# / memo:other(m:other) / topic=習字, about=~,other=~,id=~,content=酸;性;質;樹;木;皮;背;景;酸;勝r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2-11-20_07-39-19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19_20-45-5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 office:value-type="string">
            <text:p>2022-11-20_13-55-0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2-11-19_21-58-40_000.jpg</text:p>
          </table:table-cell>
          <table:table-cell table:style-name="ce27" office:value-type="string">
            <text:p>:m :篠笛,shinobue #*# / session-memo:session-1 / 1#1 / p.1:genre=melody:add:11-15~page-1,musesco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:篠笛,shinobue #*# / session-memo:session-1 / 1#1 / p.1:genre=melody:add:11-15~page-1,musescore=~">
            <text:p>:m :篠笛,shinobue #*# / session-memo:session-1 / 1#1 / p.1:genre=melody:add:11-15~page-1,musescore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1-20_12-44-05_000.jpg</text:p>
          </table:table-cell>
          <table:table-cell table:style-name="ce20" office:value-type="string">
            <text:p>:m RES 1*1 / free# JVEMV6 83#_36:1 / 83. chemistry / topics=有機化学,w=酸性度；安息香酸,s=~,i=~,other=th+,doc=r-1-1~1.1:f-2.8#R.0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RES 1*1 / free# JVEMV6 83#_36:1 / 83. chemistry / topics=有機化学,w=酸性度；安息香酸,s=~,i=~,other=th+,doc=r-1-1~1.1:f-2.8#R.0">
            <text:p>:m RES 1*1 / free# JVEMV6 83#_36:1 / 83. chemistry / topics=有機化学,w=酸性度；安息香酸,s=~,i=~,other=th+,doc=r-1-1~1.1:f-2.8#R.0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2-11-20_17-17-03_000.jpg</text:p>
          </table:table-cell>
          <table:table-cell table:style-name="ce27" office:value-type="string">
            <text:p>:m RES 1-2*2 / free# JVEMV6 83#_36:2 / 83. chemistry / topics=有機化学,w=ブテン；メチルプロペン；アセチレン,s=~,i=~,other=th+,doc=r-1-1~1.1:f-2.9#L.0-4;f-3.1;f-3.2#R.0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1-20_19-05-34_000.jpg</text:p>
          </table:table-cell>
          <table:table-cell table:style-name="ce27" office:value-type="string">
            <text:p>:m :篠笛,shinobue #*# / session-memo:session-1 / 1#1 / p.1:genre=melody,key=h-6(Gf),other=右指：すべて、塞ぐ;alt-fingering+,musescore=~ \\\ p.2:genre=melody:continue-from:page-1,musescore=~ \\\ p.3:genre=melody:continue-from:page-1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篠笛,shinobue #*# / session-memo:session-1 / 1#1 / p.1:genre=melody,key=h-6(Gf),other=右指：すべて、塞ぐ;alt-fingering+,musescore=~ \\\ p.2:genre=melody:continue-from:page-1,musescore=~ \\\ p.3:genre=melody:continue-from:page-1,musescore=~">
            <text:p>:m :篠笛,shinobue #*# / session-memo:session-1 / 1#1 / p.1:genre=melody,key=h-6(Gf),other=右指：すべて、塞ぐ;alt-fingering+,musescore=~ \\\ p.2:genre=melody:continue-from:page-1,musescore=~ \\\ p.3:genre=melody:continue-from:page-1,musescore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1">2022/11/21</text:date>, <text:time>09:39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21T09:39:46.76</dc:date>
    <dc:creator>iwabuchi ken</dc:creator>
    <meta:editing-duration>P51DT2H56M26S</meta:editing-duration>
    <meta:editing-cycles>16534</meta:editing-cycles>
    <meta:document-statistic meta:table-count="2" meta:cell-count="914" meta:object-count="0"/>
    <meta:user-defined meta:name="qrichtext">1</meta:user-defined>
  </office:meta>
</office:document-meta>
</file>